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31df0" style:text-blinking="false" fo:background-color="transparent" style:font-weight-asian="normal" style:font-weight-complex="normal"/>
    </style:style>
    <style:style style:name="P2"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64514" style:text-blinking="false" fo:background-color="transparent" style:font-weight-asian="normal" style:font-weight-complex="normal"/>
    </style:style>
    <style:style style:name="P3"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21590" style:text-blinking="false" fo:background-color="transparent" style:font-weight-asian="normal" style:font-weight-complex="normal"/>
    </style:style>
    <style:style style:name="P4"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21590" style:text-blinking="false" fo:background-color="transparent" style:font-weight-asian="bold" style:font-weight-complex="bold"/>
    </style:style>
    <style:style style:name="P5"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31df0" style:text-blinking="false" fo:background-color="transparent" style:font-weight-asian="bold" style:font-weight-complex="bold"/>
    </style:style>
    <style:style style:name="P6"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35a74" style:text-blinking="false" fo:background-color="transparent" style:font-weight-asian="bold" style:font-weight-complex="bold"/>
    </style:style>
    <style:style style:name="P7"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466e8" style:text-blinking="false" fo:background-color="transparent" style:font-weight-asian="bold" style:font-weight-complex="bold"/>
    </style:style>
    <style:style style:name="P8"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64514" style:text-blinking="false" fo:background-color="transparent" style:font-weight-asian="bold" style:font-weight-complex="bold"/>
    </style:style>
    <style:style style:name="P9"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6cbfe" style:text-blinking="false" fo:background-color="transparent" style:font-weight-asian="bold" style:font-weight-complex="bold"/>
    </style:style>
    <style:style style:name="P10"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759c6" style:text-blinking="false" fo:background-color="transparent" style:font-weight-asian="bold" style:font-weight-complex="bold"/>
    </style:style>
    <style:style style:name="P11"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20c675" style:text-blinking="false" fo:background-color="transparent" style:font-weight-asian="bold" style:font-weight-complex="bold"/>
    </style:style>
    <style:style style:name="P12"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244210" style:text-blinking="false" fo:background-color="transparent" style:font-weight-asian="bold" style:font-weight-complex="bold"/>
    </style:style>
    <style:style style:name="P13"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64514" officeooo:paragraph-rsid="0016cbfe" style:text-blinking="false" fo:background-color="transparent" style:font-weight-asian="bold" style:font-weight-complex="bold"/>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8pt" fo:font-style="normal" style:text-underline-style="none" fo:font-weight="bold" style:text-blinking="false" fo:background-color="transparent"/>
    </style:style>
    <style:style style:name="P15"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Calibri1" fo:font-size="18pt" fo:font-style="normal" style:text-underline-style="none" fo:font-weight="bold" style:text-blinking="false" fo:background-color="transparent"/>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style:text-blinking="false" fo:background-color="transparent"/>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6cbfe" style:text-blinking="false" fo:background-color="transparent" style:font-size-asian="14pt" style:font-weight-asian="normal" style:font-size-complex="14pt" style:font-weight-complex="normal"/>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759c6" style:text-blinking="false" fo:background-color="transparent" style:font-size-asian="14pt" style:font-weight-asian="normal" style:font-size-complex="14pt" style:font-weight-complex="normal"/>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227385" style:text-blinking="false" fo:background-color="transparent" style:font-size-asian="14pt" style:font-weight-asian="normal" style:font-size-complex="14pt" style:font-weight-complex="normal"/>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24bde9" style:text-blinking="false" fo:background-color="transparent" style:font-size-asian="14pt" style:font-weight-asian="normal" style:font-size-complex="14pt" style:font-weight-complex="normal"/>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style:text-blinking="false" fo:background-color="transparent" style:font-size-asian="14pt" style:font-weight-asian="normal" style:font-size-complex="14pt" style:font-weight-complex="normal"/>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16cbfe" officeooo:paragraph-rsid="0016cbfe" style:text-blinking="false" fo:background-color="transparent" style:font-size-asian="14pt" style:font-weight-asian="normal" style:font-size-complex="14pt" style:font-weight-complex="normal"/>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1ca8ac" officeooo:paragraph-rsid="001ca8ac" style:text-blinking="false" fo:background-color="transparent"/>
    </style:style>
    <style:style style:name="P2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1ca8ac" officeooo:paragraph-rsid="001ca8ac" style:text-blinking="false" fo:background-color="transparent" style:font-weight-asian="normal" style:font-weight-complex="normal"/>
    </style:style>
    <style:style style:name="P2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bold" style:text-blinking="false" fo:background-color="transparent"/>
    </style:style>
    <style:style style:name="P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6cbfe" style:text-blinking="false" fo:background-color="transparent" style:font-weight-asian="bold" style:font-weight-complex="bold"/>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bold" officeooo:rsid="001ca8ac" officeooo:paragraph-rsid="001ca8ac" style:text-blinking="false" fo:background-color="transparent" style:font-weight-asian="bold" style:font-weight-complex="bold"/>
    </style:style>
    <style:style style:name="P2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6cbfe" style:text-blinking="false" fo:background-color="transparent" style:font-size-asian="14pt" style:font-weight-asian="bold" style:font-size-complex="14pt" style:font-weight-complex="bold"/>
    </style:style>
    <style:style style:name="P2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bold" officeooo:rsid="00121590" officeooo:paragraph-rsid="001759c6" style:text-blinking="false" fo:background-color="transparent" style:font-size-asian="14pt" style:font-weight-asian="bold" style:font-size-complex="14pt" style:font-weight-complex="bold"/>
    </style:style>
    <style:style style:name="P30"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bold" officeooo:rsid="00164514" officeooo:paragraph-rsid="0016cbfe" style:text-blinking="false" fo:background-color="transparent" style:font-weight-asian="bold" style:font-weight-complex="bold"/>
    </style:style>
    <style:style style:name="P31"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64514" officeooo:paragraph-rsid="00244210" style:text-blinking="false" fo:background-color="transparent" style:font-weight-asian="normal" style:font-weight-complex="normal"/>
    </style:style>
    <style:style style:name="P32"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31df0" style:text-blinking="false" fo:background-color="transparent" style:font-weight-asian="normal" style:font-weight-complex="normal"/>
    </style:style>
    <style:style style:name="P33" style:family="paragraph" style:parent-style-name="Text_20_body">
      <style:text-properties fo:font-variant="normal" fo:text-transform="none" fo:color="#000000" style:text-line-through-style="none" style:text-line-through-type="none" style:font-name="Calibri1" fo:font-size="14pt" fo:font-style="normal" style:text-underline-style="none" fo:font-weight="normal" officeooo:rsid="00121590" officeooo:paragraph-rsid="001466e8" style:text-blinking="false" fo:background-color="transparent" style:font-weight-asian="normal" style:font-weight-complex="normal"/>
    </style:style>
    <style:style style:name="P34" style:family="paragraph" style:parent-style-name="Text_20_body">
      <style:text-properties fo:font-variant="normal" fo:text-transform="none" fo:color="#000000" style:text-line-through-style="none" style:text-line-through-type="none" style:font-name="Calibri1" fo:font-size="18pt" fo:font-style="normal" style:text-underline-style="none" fo:font-weight="bold" officeooo:paragraph-rsid="0016cbfe" style:text-blinking="false" fo:background-color="transparent"/>
    </style:style>
    <style:style style:name="P3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1ca8ac" officeooo:paragraph-rsid="001ca8ac" style:text-blinking="false" fo:background-color="transparent" style:font-size-asian="14pt" style:font-weight-asian="normal" style:font-size-complex="14pt" style:font-weight-complex="normal"/>
    </style:style>
    <style:style style:name="P3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1ca8ac" officeooo:paragraph-rsid="002d0c3d" style:text-blinking="false" fo:background-color="transparent" style:font-size-asian="14pt" style:font-weight-asian="normal" style:font-size-complex="14pt" style:font-weight-complex="normal"/>
    </style:style>
    <style:style style:name="P3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4pt" fo:font-style="normal" style:text-underline-style="none" fo:font-weight="normal" officeooo:rsid="002d0c3d" officeooo:paragraph-rsid="002d0c3d" style:text-blinking="false" fo:background-color="transparent" style:font-size-asian="14pt" style:font-weight-asian="normal" style:font-size-complex="14pt" style:font-weight-complex="normal"/>
    </style:style>
    <style:style style:name="T1" style:family="text">
      <style:text-properties officeooo:rsid="00121590"/>
    </style:style>
    <style:style style:name="T2" style:family="text">
      <style:text-properties officeooo:rsid="00131df0"/>
    </style:style>
    <style:style style:name="T3" style:family="text">
      <style:text-properties officeooo:rsid="00135a74"/>
    </style:style>
    <style:style style:name="T4" style:family="text">
      <style:text-properties officeooo:rsid="001466e8"/>
    </style:style>
    <style:style style:name="T5" style:family="text">
      <style:text-properties officeooo:rsid="00164514"/>
    </style:style>
    <style:style style:name="T6" style:family="text">
      <style:text-properties officeooo:rsid="0016cbfe"/>
    </style:style>
    <style:style style:name="T7" style:family="text">
      <style:text-properties style:font-size-asian="14pt" style:font-size-complex="14pt"/>
    </style:style>
    <style:style style:name="T8" style:family="text">
      <style:text-properties fo:font-weight="bold" style:font-weight-asian="bold" style:font-weight-complex="bold"/>
    </style:style>
    <style:style style:name="T9" style:family="text">
      <style:text-properties fo:font-weight="bold" officeooo:rsid="002d0c3d" style:font-weight-asian="bold" style:font-weight-complex="bold"/>
    </style:style>
    <style:style style:name="T10" style:family="text">
      <style:text-properties officeooo:rsid="00244210"/>
    </style:style>
    <style:style style:name="T11" style:family="text">
      <style:text-properties officeooo:rsid="00274be1"/>
    </style:style>
    <style:style style:name="T12" style:family="text">
      <style:text-properties officeooo:rsid="002a2f58"/>
    </style:style>
    <style:style style:name="T13" style:family="text">
      <style:text-properties officeooo:rsid="002d0c3d"/>
    </style:style>
    <text:list-style style:name="L1">
      <text:list-level-style-bullet text:level="1" text:style-name="Character_20_style" text:bullet-char="*">
        <style:list-level-properties text:list-level-position-and-space-mode="label-alignment">
          <style:list-level-label-alignment text:label-followed-by="listtab" fo:margin-left="0.665cm"/>
        </style:list-level-properties>
        <style:text-properties style:font-name="Calibri"/>
      </text:list-level-style-bullet>
      <text:list-level-style-bullet text:level="2" text:style-name="Character_20_style" text:bullet-char="o">
        <style:list-level-properties text:list-level-position-and-space-mode="label-alignment">
          <style:list-level-label-alignment text:label-followed-by="listtab" fo:margin-left="1.905cm"/>
        </style:list-level-properties>
        <style:text-properties style:font-name="Calibri"/>
      </text:list-level-style-bullet>
      <text:list-level-style-bullet text:level="3" text:style-name="Character_20_style" text:bullet-char="▪">
        <style:list-level-properties text:list-level-position-and-space-mode="label-alignment">
          <style:list-level-label-alignment text:label-followed-by="listtab" fo:margin-left="3.175cm"/>
        </style:list-level-properties>
        <style:text-properties style:font-name="Calibri"/>
      </text:list-level-style-bullet>
      <text:list-level-style-bullet text:level="4" text:style-name="Character_20_style" text:bullet-char="•">
        <style:list-level-properties text:list-level-position-and-space-mode="label-alignment">
          <style:list-level-label-alignment text:label-followed-by="listtab" fo:margin-left="4.445cm"/>
        </style:list-level-properties>
        <style:text-properties style:font-name="Calibri"/>
      </text:list-level-style-bullet>
      <text:list-level-style-bullet text:level="5" text:style-name="Character_20_style" text:bullet-char="o">
        <style:list-level-properties text:list-level-position-and-space-mode="label-alignment">
          <style:list-level-label-alignment text:label-followed-by="listtab" fo:margin-left="5.715cm"/>
        </style:list-level-properties>
        <style:text-properties style:font-name="Calibri"/>
      </text:list-level-style-bullet>
      <text:list-level-style-bullet text:level="6" text:style-name="Character_20_style" text:bullet-char="▪">
        <style:list-level-properties text:list-level-position-and-space-mode="label-alignment">
          <style:list-level-label-alignment text:label-followed-by="listtab" fo:margin-left="6.985cm"/>
        </style:list-level-properties>
        <style:text-properties style:font-name="Calibri"/>
      </text:list-level-style-bullet>
      <text:list-level-style-bullet text:level="7" text:style-name="Character_20_style" text:bullet-char="•">
        <style:list-level-properties text:list-level-position-and-space-mode="label-alignment">
          <style:list-level-label-alignment text:label-followed-by="listtab" fo:margin-left="8.255cm"/>
        </style:list-level-properties>
        <style:text-properties style:font-name="Calibri"/>
      </text:list-level-style-bullet>
      <text:list-level-style-bullet text:level="8" text:style-name="Character_20_style" text:bullet-char="o">
        <style:list-level-properties text:list-level-position-and-space-mode="label-alignment">
          <style:list-level-label-alignment text:label-followed-by="listtab" fo:margin-left="9.525cm"/>
        </style:list-level-properties>
        <style:text-properties style:font-name="Calibri"/>
      </text:list-level-style-bullet>
      <text:list-level-style-bullet text:level="9" text:style-name="Character_20_style" text:bullet-char="▪">
        <style:list-level-properties text:list-level-position-and-space-mode="label-alignment">
          <style:list-level-label-alignment text:label-followed-by="listtab" fo:margin-left="10.795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Character_20_style" style:num-suffix="." style:num-format="1" text:start-value="3">
        <style:list-level-properties text:list-level-position-and-space-mode="label-alignment">
          <style:list-level-label-alignment text:label-followed-by="listtab" fo:margin-left="0.018cm"/>
        </style:list-level-properties>
      </text:list-level-style-number>
      <text:list-level-style-number text:level="2" text:style-name="Character_20_style"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Character_20_style" style:num-format="i">
        <style:list-level-properties text:list-level-position-and-space-mode="label-alignment">
          <style:list-level-label-alignment text:label-followed-by="listtab" fo:margin-left="3.175cm"/>
        </style:list-level-properties>
      </text:list-level-style-number>
      <text:list-level-style-number text:level="4" text:style-name="Character_20_style" style:num-format="1">
        <style:list-level-properties text:list-level-position-and-space-mode="label-alignment">
          <style:list-level-label-alignment text:label-followed-by="listtab" fo:margin-left="4.445cm"/>
        </style:list-level-properties>
      </text:list-level-style-number>
      <text:list-level-style-number text:level="5" text:style-name="Character_20_style"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Character_20_style" style:num-format="i">
        <style:list-level-properties text:list-level-position-and-space-mode="label-alignment">
          <style:list-level-label-alignment text:label-followed-by="listtab" fo:margin-left="6.985cm"/>
        </style:list-level-properties>
      </text:list-level-style-number>
      <text:list-level-style-number text:level="7" text:style-name="Character_20_style" style:num-format="1">
        <style:list-level-properties text:list-level-position-and-space-mode="label-alignment">
          <style:list-level-label-alignment text:label-followed-by="listtab" fo:margin-left="8.255cm"/>
        </style:list-level-properties>
      </text:list-level-style-number>
      <text:list-level-style-number text:level="8" text:style-name="Character_20_style"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Character_20_style"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docs-internal-guid-39b2972b-7fff-38d6-bf3f-eeb954ffca14"/>Experiment Code Documentation</text:p>
      <text:p text:style-name="P14">Introduction</text:p>
      <text:p text:style-name="P16">This document captures the experiment implementation details.</text:p>
      <text:p text:style-name="Text_20_body"/>
      <text:p text:style-name="P14">Code Details</text:p>
      <text:p text:style-name="P25"><text:span text:style-name="T5">A)-</text:span>File Name : <text:span text:style-name="T12">Evaluate</text:span>.js</text:p>
      <text:p text:style-name="P25">File Description : <text:span text:style-name="T1">This file contains functionality regarding quiz</text:span></text:p>
      <text:p text:style-name="P25"/>
      <text:p text:style-name="P4">1)-Function Name : generate Queston Container</text:p>
      <text:p text:style-name="P4">Function Description : </text:p>
      <text:p text:style-name="P3">This function is used to generate the container structure for each question and their options dynamically.Function takes the Question Id and Answer ID as parameter to assigned to respective containers.</text:p>
      <text:p text:style-name="P4">2)-Function Name : generate Result Container</text:p>
      <text:p text:style-name="P4">Function Description : </text:p>
      <text:p text:style-name="P3">This function is used to generate the container structure for Result for each question and their correct and user Answers dynamically.Function takes the Result ID as parameter <text:s/>to assigned to respective containers.</text:p>
      <text:p text:style-name="P11">3)-Function Name : put Containers</text:p>
      <text:p text:style-name="P4">Function Description : </text:p>
      <text:p text:style-name="P3">This function is used as wrapper over 1 and 2.This function is randomly generates the number of container (here the value is set to 5 as per the guidelines from SRIP) and then creates that number of containers using function 1 and 2 ( discussed above).</text:p>
      <text:p text:style-name="P5"><text:span text:style-name="T2">4</text:span>)-Function Name :putResult</text:p>
      <text:p text:style-name="P5">Function Description : </text:p>
      <text:p text:style-name="P1">This function is use to display the results for the quiz.Function first creates variables used as ID for different sections. After that the User Answers (stored in global variable) is used to decide the icon of particular question.</text:p>
      <text:p text:style-name="P6"><text:soft-page-break/><text:span text:style-name="T3">5</text:span>)-Function Name : removeChild</text:p>
      <text:p text:style-name="P6">Function Description : </text:p>
      <text:p text:style-name="P1">This function is used to remove the child of Result and Quiz container to make a fresh start using the DOM property.</text:p>
      <text:p text:style-name="P7"><text:span text:style-name="T4">6</text:span>)-Function Name :generate Random Index</text:p>
      <text:p text:style-name="P7">Function Description : </text:p>
      <text:p text:style-name="P33">This function is used to generate the Random number within a specified range using the JavaScript inbuilt function.This function uses the constant which is the total number of question stored as JSON data to generate the Random Number. It then check , whether the number generated is generated earlier or not and stores and regenerate accordingly, to ensure that same question will not repeat.</text:p>
      <text:p text:style-name="P8"><text:span text:style-name="T5">7</text:span>)-Function Name : get Content</text:p>
      <text:p text:style-name="P8">Function Description : </text:p>
      <text:p text:style-name="P2">This function is used to place the options of a passed Question in random order.</text:p>
      <text:p text:style-name="P8"><text:span text:style-name="T5">8</text:span>)-Function Name :put Questons</text:p>
      <text:p text:style-name="P8">Function Description : </text:p>
      <text:p text:style-name="P2">This function is used as wrapper over 7 and is used to put all the questions as the number of container. </text:p>
      <text:p text:style-name="P8"><text:span text:style-name="T5">9</text:span>)-Function Name :check Answers</text:p>
      <text:p text:style-name="P8">Function Description : </text:p>
      <text:p text:style-name="P2">Functions used to validate and stores the score of User for their answers. This function is checking whether the user has skipped the question or not and if not skipped, <text:s/>it stores which option is selected by user and increase the score of user , if selected option is the right answer. It returns the above status to the caller function for storing purposes.</text:p>
      <text:p text:style-name="P8"><text:span text:style-name="T5">10</text:span>)-Function Name :submit Answers</text:p>
      <text:p text:style-name="P8">Function Description : </text:p>
      <text:p text:style-name="P19"><text:soft-page-break/>This function is used as wrapper over 9.This function stores the status from function 9 and push it on global variable for further calculations.</text:p>
      <text:p text:style-name="P9"><text:span text:style-name="T5">11</text:span>)-Function Name :start Quiz</text:p>
      <text:p text:style-name="P26">Function Description : </text:p>
      <text:p text:style-name="P21">This function is on-click listener of start button of quiz. Functions alters the visibility of some containers and their content and places random number of question with randomize option. It also removes the previous questions or result (if exists).</text:p>
      <text:p text:style-name="P13">12)-Function Name :submit Quiz</text:p>
      <text:p text:style-name="P26">Function Description : </text:p>
      <text:p text:style-name="P21">This function is on-click listener of submit button of quiz.Functions alters the visibility of some containers and their content and places result with their result status. It also initializes all the global variables for the fresh start..</text:p>
      <text:p text:style-name="P13">13)-Function Name :Constructor</text:p>
      <text:p text:style-name="P28">Function Description : </text:p>
      <text:p text:style-name="P17">This function is used to create a object for jsonData array and takes inputs from data .json fle.</text:p>
      <text:p text:style-name="P9"><text:span text:style-name="T5">14</text:span>)-Function Name :Load</text:p>
      <text:p text:style-name="P28">Function Description : </text:p>
      <text:p text:style-name="P17">This function is a on load listener of body.This function is used as a wrapper for 15.</text:p>
      <text:p text:style-name="P9"><text:span text:style-name="T5">15</text:span>)-Function Name :Initalize array</text:p>
      <text:p text:style-name="P28">Function Description : </text:p>
      <text:p text:style-name="P17">This function is used to fetch the data from data.json file and populate the global array by creating objects of data with the help of 13</text:p>
      <text:p text:style-name="P9"><text:span text:style-name="T5">16</text:span>)-Function Name : start quiz</text:p>
      <text:p text:style-name="P28">Function Description : </text:p>
      <text:p text:style-name="P17"><text:soft-page-break/>This function is on-click listener of Test yourself button. This function is similar to 11 with some changes.</text:p>
      <text:p text:style-name="P9"><text:span text:style-name="T5">17</text:span>)-Function Name : Is submitable:-</text:p>
      <text:p text:style-name="P28">Function Description :</text:p>
      <text:p text:style-name="P17">This function is used to check whether all the questions has attempted or not.</text:p>
      <text:p text:style-name="P34"/>
      <text:p text:style-name="P14">Other details:</text:p>
      <text:p text:style-name="P35"><text:span text:style-name="T8">1)</text:span>- <text:span text:style-name="T13">What</text:span> is the browser Compi<text:span text:style-name="T13">ta</text:span>bility?</text:p>
      <text:p text:style-name="P35">Quiz is not working on chrome. But it works f<text:span text:style-name="T13">i</text:span>ne on Firefox. So latest Firefox browser is recommended.</text:p>
      <text:p text:style-name="P35"><text:span text:style-name="T8">2)</text:span>- Exp<text:span text:style-name="T13">la</text:span>in <text:span text:style-name="T13">the abstracted</text:span> working of quiz?</text:p>
      <text:p text:style-name="P35">Steps to follow:* Open index.htm</text:p>
      <text:p text:style-name="P35"><text:s text:c="4"/>• Click the Test Yourself buton</text:p>
      <text:p text:style-name="P35"><text:s text:c="4"/>• Atempt all questons and submit the quiz by clicking on Get Score buton</text:p>
      <text:p text:style-name="P35"><text:s text:c="4"/>• You will get the result showing in headerof quiz.</text:p>
      <text:p text:style-name="P35"><text:span text:style-name="T8">3)</text:span>-How to <text:span text:style-name="T13">put</text:span> <text:span text:style-name="T13">the</text:span> <text:span text:style-name="T13">questions</text:span>?</text:p>
      <text:p text:style-name="P35">Just replace the content of data.json fle with your quest<text:span text:style-name="T13">i</text:span>ons, opt<text:span text:style-name="T13">i</text:span>ons and descript<text:span text:style-name="T13">i</text:span>on.</text:p>
      <text:p text:style-name="P36">Warning-: Do not change the ttle of data.json that is “artc<text:span text:style-name="T13">i</text:span>le”, and if you want to change it , also make the change in initalize array (change data.artcle to data.”newname” ) </text:p>
      <text:p text:style-name="P36"><text:span text:style-name="T8">4)</text:span>-How to <text:span text:style-name="T13">change</text:span> <text:span text:style-name="T13">the</text:span> numbe<text:span text:style-name="T13">r</text:span> of <text:span text:style-name="T13">questions</text:span> in quiz?</text:p>
      <text:p text:style-name="P35">Change the 1st entry in json fle for totalContainers.</text:p>
      <text:p text:style-name="P35"><text:span text:style-name="T9">5</text:span><text:span text:style-name="T8">)</text:span>- How to <text:span text:style-name="T13">change</text:span> <text:span text:style-name="T13">the</text:span> <text:span text:style-name="T13">number</text:span> of options?</text:p>
      <text:p text:style-name="P35">You can change the number of optons for each questo<text:span text:style-name="T13">i</text:span>n separately. You can do this by removing and adding the opt<text:span text:style-name="T13">i</text:span>ons in opt<text:span text:style-name="T13">i</text:span>on array of each quest<text:span text:style-name="T13">i</text:span>on</text:p>
      <text:p text:style-name="P37"><text:span text:style-name="T8">6)</text:span>- How to <text:span text:style-name="T13">change</text:span> the title of Quiz?</text:p>
      <text:p text:style-name="P35">You can change it by changing the 1st entry of json fle for quizt<text:span text:style-name="T13">i</text:span>t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hyphenation-ladder-count="no-limit"/>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fo:hyphenation-remain-char-count="2" fo:hyphenation-push-char-count="2"/>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3:28:24.731223480</meta:creation-date>
    <dc:date>2019-07-11T13:56:41.868838116</dc:date>
    <meta:editing-duration>PT1H4M35S</meta:editing-duration>
    <meta:editing-cycles>18</meta:editing-cycles>
    <meta:generator>LibreOffice/6.0.7.3$Linux_X86_64 LibreOffice_project/00m0$Build-3</meta:generator>
    <meta:document-statistic meta:table-count="0" meta:image-count="0" meta:object-count="0" meta:page-count="4" meta:paragraph-count="74" meta:word-count="868" meta:character-count="5323" meta:non-whitespace-character-count="4497"/>
  </office:meta>
</office:document-meta>
</file>